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orphans="2" fo:widows="2" fo:text-indent="0in" style:auto-text-indent="false"/>
      <style:text-properties style:font-name="Times New Roman" fo:font-size="12pt" style:font-size-asian="12pt" style:font-size-complex="12pt"/>
    </style:style>
    <style:style style:name="P2" style:family="paragraph" style:parent-style-name="Standard">
      <style:paragraph-properties fo:margin-left="0in" fo:margin-right="0in" fo:line-height="150%" fo:text-align="center" style:justify-single-word="false" fo:orphans="2" fo:widows="2" fo:text-indent="0in" style:auto-text-indent="false"/>
      <style:text-properties fo:font-variant="normal" fo:text-transform="none" fo:color="#212121" style:font-name="Times New Roman" fo:font-size="14pt" fo:letter-spacing="normal" fo:font-style="normal" fo:font-weight="normal" officeooo:rsid="000cfed6" officeooo:paragraph-rsid="000cfed6" style:font-size-asian="14pt" style:font-size-complex="14pt"/>
    </style:style>
    <style:style style:name="P3"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212121" style:font-name="Times New Roman" fo:font-size="12pt" fo:letter-spacing="normal" fo:font-style="normal" fo:font-weight="normal" style:font-size-asian="12pt" style:font-size-complex="12pt"/>
    </style:style>
    <style:style style:name="T1" style:family="text">
      <style:text-properties fo:font-variant="normal" fo:text-transform="none" fo:color="#212121" fo:letter-spacing="normal" fo:font-style="normal" fo:font-weight="normal"/>
    </style:style>
    <style:style style:name="T2" style:family="text">
      <style:text-properties fo:font-variant="normal" fo:text-transform="none" fo:color="#212121" fo:letter-spacing="normal" fo:font-style="normal" fo:font-weight="normal" officeooo:rsid="000da6b0"/>
    </style:style>
    <style:style style:name="T3" style:family="text">
      <style:text-properties fo:font-variant="normal" fo:text-transform="none" fo:color="#212121" fo:letter-spacing="normal" fo:font-style="normal" fo:font-weight="normal" officeooo:rsid="000e869c"/>
    </style:style>
    <style:style style:name="T4" style:family="text">
      <style:text-properties fo:font-variant="normal" fo:text-transform="none" fo:color="#212121" fo:letter-spacing="normal" fo:font-style="normal" fo:font-weight="normal" officeooo:rsid="000f29bd"/>
    </style:style>
    <style:style style:name="T5" style:family="text">
      <style:text-properties fo:font-variant="normal" fo:text-transform="none" fo:color="#212121" fo:letter-spacing="normal" fo:font-style="normal" fo:font-weight="normal" officeooo:rsid="000fb5ac"/>
    </style:style>
    <style:style style:name="T6" style:family="text">
      <style:text-properties officeooo:rsid="000da6b0"/>
    </style:style>
    <style:style style:name="T7" style:family="text">
      <style:text-properties officeooo:rsid="000fb5a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Reflection Journal</text:p>
      <text:p text:style-name="P3"/>
      <text:p text:style-name="P1"><text:span text:style-name="T5">A</text:span><text:span text:style-name="T1">.</text:span><text:line-break/><text:span text:style-name="T1">I have learned quite a lot making this order of operations game. I have learned how to manage my time appropriately. The use of journals have really helped me become more productive, because I can look back and see what has been done and what I still need to do.</text:span><text:line-break/><text:line-break/><text:span text:style-name="T7">B</text:span><text:span text:style-name="T2">1.</text:span><text:line-break/><text:span text:style-name="T1">I used many online images to make the game more fun and interactive. I also used StackOverflow to search up answers to problems I had, such as NullPointerException or ArrayOutOfBoundsExceptions.</text:span><text:line-break/><text:span text:style-name="T7">B</text:span><text:span text:style-name="T1">2.</text:span><text:line-break/><text:span text:style-name="T1">I worked with the Java TAs who helped me debug my program and answer simple questions. My friends also played the game, giving me helpful feedback as to what is good and what is bad. </text:span><text:span text:style-name="T3">For example, they thought that the way I taught the order of operations was good, but I should add more graphics. </text:span><text:span text:style-name="T1">The evaluations (A &amp; B) were really helpful as they made me aware of what my target audience liked or didn't like.</text:span><text:line-break/><text:span text:style-name="T7">B</text:span><text:span text:style-name="T1">3.</text:span><text:line-break/><text:span text:style-name="T1">Besides online resources and peers, I did not use other resources.</text:span><text:line-break/><text:line-break/><text:span text:style-name="T7">C</text:span><text:span text:style-name="T1">.</text:span><text:line-break/><text:span text:style-name="T1">If I had more time, I would have a different enemy </text:span><text:span text:style-name="T4">image </text:span><text:span text:style-name="T1">for each level to make the user feel each level is different, fun, and unique. I would use an array of images loaded from a folder and draw the appropriate image for each level. I would also allow the player to save their progress and resume the game later. This would mean I have to write the player's current score and level onto a file to be read later when the player resumes the game. These additions would make my game more fun and enjoyable, as users won't have to finish the entire game in one sitting.</text:span><text:line-break/><text:line-break/><text:span text:style-name="T7">D</text:span><text:span text:style-name="T1">.</text:span><text:line-break/><text:span text:style-name="T1">I was not in a partnership and so this section is not 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5:35:30.314457761</meta:creation-date>
    <dc:date>2018-05-16T17:45:25.899551975</dc:date>
    <meta:editing-duration>PT1H49M46S</meta:editing-duration>
    <meta:editing-cycles>7</meta:editing-cycles>
    <meta:generator>LibreOffice/5.1.6.2$Linux_X86_64 LibreOffice_project/10m0$Build-2</meta:generator>
    <meta:document-statistic meta:table-count="0" meta:image-count="0" meta:object-count="0" meta:page-count="1" meta:paragraph-count="2" meta:word-count="300" meta:character-count="1618" meta:non-whitespace-character-count="1317"/>
  </office:meta>
</office:document-meta>
</file>